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340, Collin James</text:p>
      <text:p text:style-name="P1">Final project database outline</text:p>
      <text:p text:style-name="P2"/>
      <text:p text:style-name="P2">Outline:</text:p>
      <text:p text:style-name="P2"><text:tab/>I would like to create a wish list that gathers products from many disparate stores and stores them in one place. As a user, I would like to be able to see all of the products that I want including images, their prices, whether or not I have bought them, where I can buy them, and which products are under a certain price. It should be easy to add new products to the list, update the information for each product, and delete products that I have bought or that I no longer want or need.</text:p>
      <text:p text:style-name="P2"/>
      <text:p text:style-name="P2">Database outline in words:</text:p>
      <text:p text:style-name="P2"/>
      <text:p text:style-name="P2">My wish list application has users. Each user has a unique ID, a first name, a last name, and a date of birth. The combination of each user's first name, last name, and date of birth must be unique.</text:p>
      <text:p text:style-name="P2"/>
      <text:p text:style-name="P2">A user has a list of products. The list points to many products, although it doesn't need to contain any. The list also retains the date created, date updated, a unique ID, and a link to it's user's ID. A list must only have one user.</text:p>
      <text:p text:style-name="P2"/>
      <text:p text:style-name="P2">The products that are pointed to by lists have a unique name, a photo url, and a unique ID. Products may be on many user's lists. Each list/product relationship keeps track of whether list's user has bought the product. The default is not purchased.</text:p>
      <text:p text:style-name="P2"/>
      <text:p text:style-name="P2">Each product can also have exactly one manufacturer. A manufacturer has a unique ID, a country of origin, and a name. The combination of country and name must be unique. Manufacturers must have made at least one product.</text:p>
      <text:p text:style-name="P2"/>
      <text:p text:style-name="P2">Products can be bought from a store. A store has a unique ID, a url, and a name. The combination of name and url must be unique for each store. A product may have only one store. A store must contain at least one produc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2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2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6-04T20:50:57</meta:creation-date>
    <dc:title>Default</dc:title>
    <meta:editing-duration>PT00H56M48S</meta:editing-duration>
    <meta:editing-cycles>4</meta:editing-cycles>
    <meta:generator>NeoOffice/3.4.1$Unix OpenOffice.org_project/Patch 10</meta:generator>
    <dc:date>2016-06-04T22:03:15</dc:date>
    <meta:document-statistic meta:table-count="0" meta:image-count="0" meta:object-count="0" meta:page-count="1" meta:paragraph-count="10" meta:word-count="320" meta:character-count="1694"/>
    <meta:template xlink:type="simple" xlink:actuate="onRequest" xlink:title="Default" xlink:href="../../../../../Library/Preferences/NeoOffice-3.0/user/template/Default.ott" meta:date="2016-06-04T20:50:56"/>
  </office:meta>
</office:document-meta>
</file>